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weight="bold" officeooo:rsid="00075321" officeooo:paragraph-rsid="00075321" style:font-weight-asian="bold" style:font-weight-complex="bold"/>
    </style:style>
    <style:style style:name="P2" style:family="paragraph" style:parent-style-name="Standard">
      <style:text-properties style:font-name="Calibri" fo:font-size="11pt" officeooo:rsid="00035d1e" officeooo:paragraph-rsid="00035d1e" style:font-size-asian="11pt" style:font-size-complex="11pt"/>
    </style:style>
    <style:style style:name="P3" style:family="paragraph" style:parent-style-name="Standard">
      <style:text-properties style:font-name="Calibri" fo:font-size="11pt" fo:language="zxx" fo:country="none" officeooo:rsid="00035d1e" officeooo:paragraph-rsid="00035d1e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officeooo:paragraph-rsid="0003e9a2"/>
    </style:style>
    <style:style style:name="P5" style:family="paragraph" style:parent-style-name="Standard">
      <style:text-properties fo:language="zxx" fo:country="none" officeooo:paragraph-rsid="0003e9a2" style:language-asian="zxx" style:country-asian="none" style:language-complex="zxx" style:country-complex="none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language="zxx" fo:country="none" fo:font-weight="bold" officeooo:rsid="00052ff3" officeooo:paragraph-rsid="00052ff3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paragraph-rsid="00089f23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a4295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0b824f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officeooo:paragraph-rsid="00089f23"/>
    </style:style>
    <style:style style:name="P1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officeooo:paragraph-rsid="000b824f"/>
    </style:style>
    <style:style style:name="P12" style:family="paragraph" style:parent-style-name="Text_20_body">
      <style:paragraph-properties fo:margin-top="0cm" fo:margin-bottom="0cm" loext:contextual-spacing="false" fo:line-height="115%" fo:text-align="start" style:justify-single-word="false"/>
      <style:text-properties officeooo:paragraph-rsid="000a4295"/>
    </style:style>
    <style:style style:name="P13" style:family="paragraph" style:parent-style-name="Standard">
      <style:text-properties style:font-name="Calibri" fo:font-size="11pt" fo:language="zxx" fo:country="none" officeooo:rsid="0003e9a2" officeooo:paragraph-rsid="0003e9a2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Calibri" fo:font-size="11pt" fo:language="zxx" fo:country="none" officeooo:rsid="0003e9a2" officeooo:paragraph-rsid="00035d1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 style:list-style-name="L1">
      <style:text-properties style:font-name="Calibri" fo:font-size="11pt" fo:language="zxx" fo:country="none" fo:font-weight="normal" officeooo:rsid="00068589" officeooo:paragraph-rsid="000685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 style:list-style-name="L1">
      <style:text-properties style:font-name="Calibri" fo:font-size="11pt" fo:language="zxx" fo:country="none" fo:font-weight="normal" officeooo:rsid="00075321" officeooo:paragraph-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 style:list-style-name="L1">
      <style:paragraph-properties fo:line-height="100%"/>
      <style:text-properties style:font-name="Calibri" fo:font-size="11pt" fo:language="zxx" fo:country="none" fo:font-weight="normal" officeooo:rsid="00075321" officeooo:paragraph-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line-height="100%"/>
      <style:text-properties style:font-name="Calibri" fo:font-size="11pt" fo:language="zxx" fo:country="none" fo:font-weight="bold" officeooo:rsid="00075321" officeooo:paragraph-rsid="00075321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Standard" style:list-style-name="L1">
      <style:text-properties officeooo:paragraph-rsid="00068589"/>
    </style:style>
    <style:style style:name="P20" style:family="paragraph" style:parent-style-name="Standard" style:list-style-name="L1">
      <style:text-properties fo:language="zxx" fo:country="none" fo:font-weight="normal" officeooo:rsid="00068589" officeooo:paragraph-rsid="00068589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alibri" fo:font-size="11pt" fo:language="zxx" fo:country="none" fo:font-weight="normal" officeooo:rsid="00075321" officeooo:paragraph-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Text_20_body" style:list-style-name="L2">
      <style:paragraph-properties fo:margin-top="0cm" fo:margin-bottom="0cm" loext:contextual-spacing="false" fo:line-height="100%"/>
      <style:text-properties fo:font-weight="bold" officeooo:rsid="00075321" officeooo:paragraph-rsid="00075321" style:font-weight-asian="bold" style:font-weight-complex="bold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075321"/>
    </style:style>
    <style:style style:name="P24" style:family="paragraph" style:parent-style-name="Text_20_body" style:list-style-name="L2">
      <style:paragraph-properties fo:margin-top="0cm" fo:margin-bottom="0cm" loext:contextual-spacing="false" fo:line-height="100%"/>
      <style:text-properties officeooo:paragraph-rsid="00089f23"/>
    </style:style>
    <style:style style:name="P25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paragraph-rsid="00089f23"/>
    </style:style>
    <style:style style:name="P26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/>
      <style:text-properties officeooo:paragraph-rsid="000a4295"/>
    </style:style>
    <style:style style:name="P27" style:family="paragraph" style:parent-style-name="Text_20_body" style:list-style-name="L3">
      <style:paragraph-properties fo:margin-top="0cm" fo:margin-bottom="0cm" loext:contextual-spacing="false" fo:line-height="115%" fo:text-align="start" style:justify-single-word="false"/>
      <style:text-properties officeooo:paragraph-rsid="000a4295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035d1e" style:font-size-asian="11pt" style:font-size-complex="11pt"/>
    </style:style>
    <style:style style:name="T3" style:family="text">
      <style:text-properties style:font-name="Calibri" fo:font-size="11pt" officeooo:rsid="0003e9a2" style:font-size-asian="11pt" style:font-size-complex="11pt"/>
    </style:style>
    <style:style style:name="T4" style:family="text">
      <style:text-properties style:font-name="Calibri" fo:font-size="11pt" officeooo:rsid="00075321" style:font-size-asian="11pt" style:font-size-complex="11pt"/>
    </style:style>
    <style:style style:name="T5" style:family="text">
      <style:text-properties style:font-name="Calibri" fo:font-size="11pt" fo:language="zxx" fo:country="none" officeooo:rsid="0003e9a2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Calibri" fo:font-size="11pt" fo:language="zxx" fo:country="none" officeooo:rsid="00052ff3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Calibri" fo:font-size="11pt" fo:language="zxx" fo:country="none" fo:font-weight="normal" officeooo:rsid="0006858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" style:family="text">
      <style:text-properties style:font-name="Calibri" fo:font-size="11pt" fo:language="zxx" fo:country="none" fo:font-weight="normal" officeooo: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373a3c" style:font-name="Calibri" fo:font-size="11pt" fo:letter-spacing="normal" fo:language="zxx" fo:country="none" fo:font-style="normal" style:font-size-asian="11pt" style:language-asian="zxx" style:country-asian="none" style:font-size-complex="11pt" style:language-complex="zxx" style:country-complex="none"/>
    </style:style>
    <style:style style:name="T11" style:family="text">
      <style:text-properties fo:font-variant="normal" fo:text-transform="none" fo:color="#373a3c" style:font-name="Calibri" fo:font-size="11pt" fo:letter-spacing="normal" fo:language="zxx" fo:country="none" fo:font-style="normal" fo:font-weight="bold" officeooo:rsid="00089f2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2" style:family="text">
      <style:text-properties fo:font-variant="normal" fo:text-transform="none" fo:color="#373a3c" style:font-name="Calibri" fo:font-size="11pt" fo:letter-spacing="normal" fo:language="zxx" fo:country="none" fo:font-style="normal" fo:font-weight="bold" officeooo:rsid="000b824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3" style:family="text">
      <style:text-properties fo:font-variant="normal" fo:text-transform="none" fo:color="#373a3c" style:font-name="Calibri" fo:font-size="11pt" fo:letter-spacing="normal" fo:language="zxx" fo:country="none" fo:font-style="norma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4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7532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89f2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a429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7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75321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a4295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373a3c" style:font-name="Calibri" fo:font-size="11pt" fo:letter-spacing="normal" fo:language="zxx" fo:country="none" fo:font-style="normal" fo:font-weight="normal" officeooo:rsid="000b824f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373a3c" style:font-name="Calibri" fo:font-size="11pt" fo:letter-spacing="normal" fo:language="zxx" fo:country="none" fo:font-style="italic" fo:font-weight="normal" officeooo:rsid="000b824f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mail dei componenti:</text:p>
      <text:p text:style-name="P2"><text:a xlink:type="simple" xlink:href="mailto:maurizio.pellanda@studio.unibo.it" text:style-name="Internet_20_link" text:visited-style-name="Visited_20_Internet_20_Link"><text:span text:style-name="T9">maurizio.pellanda@studio.unibo.it</text:span></text:a><text:span text:style-name="T9"> </text:span></text:p>
      <text:p text:style-name="P2"><text:a xlink:type="simple" xlink:href="mailto:giacomo.amadio@studio.unibo.it" text:style-name="Internet_20_link" text:visited-style-name="Visited_20_Internet_20_Link"><text:span text:style-name="T9">giacomo.amadio@studio.unibo.it</text:span></text:a></text:p>
      <text:p text:style-name="P2"><text:a xlink:type="simple" xlink:href="mailto:davide.zandonella@studio.unibo.it" text:style-name="Internet_20_link" text:visited-style-name="Visited_20_Internet_20_Link"><text:span text:style-name="T9">davide.zandonella@studio.unibo.it</text:span></text:a></text:p>
      <text:p text:style-name="P3"/>
      <text:p text:style-name="P5"><text:span text:style-name="T2">L’obiettivo è quello di realizzare un videogioco 2D </text:span><text:span text:style-name="T3">a scorrimento </text:span><text:span text:style-name="T2">ispirato </text:span><text:span text:style-name="T3">al gioco mobile “Jetpack Joyride”.</text:span></text:p>
      <text:p text:style-name="P13"/>
      <text:p text:style-name="P4"><text:span text:style-name="T5">Lo scopo è quello di raggiungere un punteggio sempre più </text:span><text:span text:style-name="T6">alto</text:span><text:span text:style-name="T5"> percorrendo la maggior distanza possibile, districandosi fra ostacoli </text:span><text:span text:style-name="T6">generati in set casuali e</text:span><text:span text:style-name="T5"> </text:span><text:span text:style-name="T6">raccogliendo bonus temporanei e monete.</text:span></text:p>
      <text:p text:style-name="P14"/>
      <text:p text:style-name="P6"><text:span text:style-name="T3">F</text:span><text:span text:style-name="T1">unzionalità minime obbligatorie:</text:span></text:p>
      <text:list xml:id="list2753357287" text:style-name="L1">
        <text:list-item>
          <text:p text:style-name="P20"><text:span text:style-name="T1">Interfaccia base </text:span><text:span text:style-name="T4">con punteggio e </text:span><text:span text:style-name="T1">menù di gioco;</text:span></text:p>
        </text:list-item>
        <text:list-item>
          <text:p text:style-name="P15">Generazione dei set di ostacoli random ma consiste in base al livello di difficoltà;</text:p>
        </text:list-item>
        <text:list-item>
          <text:p text:style-name="P19"><text:span text:style-name="T7">Fisica del </text:span><text:span text:style-name="T8">jetpack </text:span><text:span text:style-name="T7">e del movimento in aria;</text:span></text:p>
        </text:list-item>
        <text:list-item>
          <text:p text:style-name="P15">Collisioni con ostacoli e oggetti raccoglibili;</text:p>
        </text:list-item>
        <text:list-item>
          <text:p text:style-name="P15">Gestione ostacoli laser;</text:p>
        </text:list-item>
        <text:list-item>
          <text:p text:style-name="P15">Salvataggio dei punteggi record;</text:p>
        </text:list-item>
        <text:list-item>
          <text:p text:style-name="P16">Scorrimento dell'ambiente di gioco;</text:p>
        </text:list-item>
        <text:list-item>
          <text:p text:style-name="P17">Implementazione bonus raccoglibili di base (scudo, monete, boost in avanti, ecc..).</text:p>
        </text:list-item>
      </text:list>
      <text:p text:style-name="P21"/>
      <text:h text:style-name="P1" text:outline-level="4"><text:bookmark text:name="yui_3_17_2_1_1646328727515_38"/><text:bookmark text:name="yui_3_17_2_1_1646328727515_37"/><text:bookmark text:name="yui_3_17_2_1_1646328727515_36"/><text:bookmark text:name="yui_3_17_2_1_1646328727515_35"/><text:bookmark text:name="yui_3_17_2_1_1646328727515_34"/><text:bookmark text:name="yui_3_17_2_1_1646328727515_39"/><text:span text:style-name="Emphasis"><text:span text:style-name="T10">Funzionalità opzionali:</text:span></text:span></text:h>
      <text:list xml:id="list354828200" text:style-name="L2">
        <text:list-item>
          <text:p text:style-name="P22"><text:span text:style-name="Emphasis"><text:span text:style-name="T13">Shop con potenziamenti e consumabili;</text:span></text:span></text:p>
        </text:list-item>
        <text:list-item>
          <text:p text:style-name="P23"><text:span text:style-name="Emphasis"><text:span text:style-name="T17">Gestione del c</text:span></text:span><text:span text:style-name="Emphasis"><text:span text:style-name="T14">onsumo e surriscaldamento del jetpack;</text:span></text:span></text:p>
        </text:list-item>
        <text:list-item>
          <text:p text:style-name="P24"><text:span text:style-name="Emphasis"><text:span text:style-name="T15">Implementazione set di ostacoli più complicati;</text:span></text:span></text:p>
        </text:list-item>
        <text:list-item>
          <text:p text:style-name="P24"><text:span text:style-name="Emphasis"><text:span text:style-name="T15">Aggiunta di elementi cosmetici.</text:span></text:span></text:p>
        </text:list-item>
      </text:list>
      <text:p text:style-name="P7"><text:span text:style-name="Emphasis"><text:span text:style-name="T15"/></text:span></text:p>
      <text:p text:style-name="P10"><text:span text:style-name="Emphasis"><text:span text:style-name="T11">Challenge principali:</text:span></text:span></text:p>
      <text:list xml:id="list1912768623" text:style-name="L3">
        <text:list-item>
          <text:p text:style-name="P25"><text:span text:style-name="Emphasis"><text:span text:style-name="T15">Corretta gestione dello scorrimento dell'ambiente di gioco ;</text:span></text:span></text:p>
        </text:list-item>
        <text:list-item>
          <text:p text:style-name="P26"><text:span text:style-name="Emphasis"><text:span text:style-name="T16">Corrett</text:span></text:span><text:span text:style-name="Emphasis"><text:span text:style-name="T18">e</text:span></text:span><text:span text:style-name="Emphasis"><text:span text:style-name="T16"> interazioni fra entità;</text:span></text:span></text:p>
        </text:list-item>
        <text:list-item>
          <text:p text:style-name="P26"><text:span text:style-name="Emphasis"><text:span text:style-name="T16">Corretta generazione casuale dei set di ostacoli;</text:span></text:span></text:p>
        </text:list-item>
        <text:list-item>
          <text:p text:style-name="P26"><text:span text:style-name="Emphasis"><text:span text:style-name="T16">Design della grafica.</text:span></text:span></text:p>
        </text:list-item>
      </text:list>
      <text:p text:style-name="P8"><text:span text:style-name="Emphasis"><text:span text:style-name="T16"/></text:span></text:p>
      <text:p text:style-name="P11"><text:span text:style-name="Emphasis"><text:span text:style-name="T12">Suddivisione del lavoro:</text:span></text:span></text:p>
      <text:p text:style-name="P9"><text:span text:style-name="Emphasis"><text:span text:style-name="T20">Pellanda</text:span></text:span><text:span text:style-name="Emphasis"><text:span text:style-name="T19">:</text:span></text:span></text:p>
      <text:p text:style-name="P9"><text:span text:style-name="Emphasis"><text:span text:style-name="T20">Amadio</text:span></text:span><text:span text:style-name="Emphasis"><text:span text:style-name="T19">:</text:span></text:span></text:p>
      <text:p text:style-name="P9"><text:span text:style-name="Emphasis"><text:span text:style-name="T20">Zandonella</text:span></text:span><text:span text:style-name="Emphasis"><text:span text:style-name="T19">:</text:span></text:span></text:p>
      <text:p text:style-name="P12"><text:span text:style-name="Emphasis"><text:span text:style-name="T16"/></text:span></text:p>
      <text:list xml:id="list105024948228573" text:continue-numbering="true" text:style-name="L3">
        <text:list-header>
          <text:p text:style-name="P27"><text:span text:style-name="Emphasis"><text:span text:style-name="T16"/></text:span></text:p>
        </text:list-header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3T17:59:21.406000000</meta:creation-date>
    <dc:date>2022-03-15T10:50:23.573000000</dc:date>
    <meta:editing-duration>PT28M41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0" meta:word-count="183" meta:character-count="1293" meta:non-whitespace-character-count="1155"/>
  </office:meta>
</office:document-meta>
</file>